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78624"/>
    </style:style>
    <style:style style:name="P3" style:family="paragraph" style:parent-style-name="Standard">
      <style:paragraph-properties fo:text-align="justify" style:justify-single-word="false"/>
      <style:text-properties officeooo:paragraph-rsid="002af3eb"/>
    </style:style>
    <style:style style:name="P4" style:family="paragraph" style:parent-style-name="Standard">
      <style:paragraph-properties fo:text-align="justify" style:justify-single-word="false"/>
      <style:text-properties officeooo:rsid="00165bf0"/>
    </style:style>
    <style:style style:name="P5" style:family="paragraph" style:parent-style-name="Standard">
      <style:paragraph-properties fo:text-align="justify" style:justify-single-word="false"/>
      <style:text-properties officeooo:rsid="00165bf0" officeooo:paragraph-rsid="00165bf0"/>
    </style:style>
    <style:style style:name="T1" style:family="text">
      <style:text-properties officeooo:rsid="00165bf0"/>
    </style:style>
    <style:style style:name="T2" style:family="text">
      <style:text-properties officeooo:rsid="00178624"/>
    </style:style>
    <style:style style:name="T3" style:family="text">
      <style:text-properties officeooo:rsid="00184173"/>
    </style:style>
    <style:style style:name="T4" style:family="text">
      <style:text-properties officeooo:rsid="00187bc8"/>
    </style:style>
    <style:style style:name="T5" style:family="text">
      <style:text-properties officeooo:rsid="001a57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Pour parvenir au bout de notre projet, il reste plusieurs choses à faire. Nous allons d'abord voir les choses que nous souhaitons terminer avant la fin du semestre puis les choses que nous voulons faire si le temps le permet, ou, si il ne le permet pas, qui pourront être ajouté plus tard à notre jeu.</text:span></text:p>
      <text:p text:style-name="P1"/>
      <text:p text:style-name="P5"><text:tab/>Nous allons tout d'abord implémenter deux éléments dans le jeu : la gestion du personnage et la possibilité de poser des défenses. Ces deux composantes sont primordiale<text:span text:style-name="T5">s</text:span> pour le jeu, la première <text:span text:style-name="T2">va permettre au joueur de manipuler un personnage pour attaquer les troupes ennemis. Le joueur pourra ainsi déplacer son personnage avec les touches Z Q S D ou les flèches directionnelles en fonction de ses préférences. Il pourra aussi attaquer en appuyant sur la touche espace. Par la suite, nous pourrons envisager une attaque secondaire avec une autre touche pour apporter de la diversité au jeu.</text:span></text:p>
      <text:p text:style-name="P5"><text:tab/><text:span text:style-name="T2">Ensuite, nous allons permettre au joueur de poser ses défenses pour protéger le nexus. Il devra positionner le curseur de la souris sur la case où il souhaite placer sa défense, puis effectuer un clique gauche pour la poser. Pour apporter plus de stratégie au jeu, nous allons instaurer un système de pièce. A chaque ennemi tué, le joueur gagnera des pièces, celles-ci pourront être utilisées pour poser les défenses. Le joueur devra donc faire attention à son nombre de pièces pour pouvoir poser des défenses au bon moment si la partie tourne mal.</text:span></text:p>
      <text:p text:style-name="P1"/>
      <text:p text:style-name="P2"><text:tab/><text:span text:style-name="T2">Après avoir implémenté ces deux éléments primordiales, nous voulons, pour faciliter la création de cartes, pouvoir créer des niveaux à partir de fichiers textes ou XML. Ces fichiers respecterons un format et contiendrons les cases présentes dans la carte, ainsi que les ennemis qui vont apparaître dans le niveau. Au lancement d'un niveau, le programme va donc lire le fichier associé et créer la carte avant de lancer la partie.</text:span></text:p>
      <text:p text:style-name="P1"/>
      <text:p text:style-name="P1"><text:tab/><text:span text:style-name="T1">Par la suite, pour apporter de la variété au jeu, nous voulons créer d'autres ennemis ainsi que d'autres défenses. Pour ce faire, nous allons</text:span><text:tab/><text:span text:style-name="T1">ajouter d'autres stratégies d'attaques, de déplacements et d'actions. Nous pourrons ainsi ajouter des ennemis attaquant en priorité les défenses et d'autres attaquant le joueur humain. Nous pensons également à faire de nouvelles défenses qui cibleront les ennemis ayant peu de points de vie pour éclaircir un peu le champ de bataille. D'autres défenses et adversaires seront ajoutés au fur et à mesure que nous les imaginerons.</text:span></text:p>
      <text:p text:style-name="P1"/>
      <text:p text:style-name="P1"><text:tab/><text:span text:style-name="T3">Nous voulons également améliorer l'aspect graphique du jeu en ajoutant des images pour les personnages, les défenses, ainsi que pour les cartes.</text:span></text:p>
      <text:p text:style-name="P1"/>
      <text:p text:style-name="P3"><text:tab/><text:span text:style-name="T2">La dernière chose que nous allons ajouter pendant ce semestre sont les effets. Nous voulons que les entités présentes sur le terrain puissent utiliser des effets. Ces effets seront de plusieurs sortes : tout d'abord des effets négatifs comme le feu ou le poison qui infligeront des dégâts à un ennemi, ou d'autres pouvant faire baisser leur statistiques comme la vitesse, la puissance ou la portée. Ensuite, nous allons inclure des effets positifs comme le soin ou des améliorations de statistiques.</text:span></text:p>
      <text:p text:style-name="P3"><text:span text:style-name="T2"><text:tab/>Un effet pourra être utilisé de deux façons : soit en l'appliquant à un ennemi, celui-ci se verra appliquer l'effet pendant un nombre de tour propre à chaque effets, soit en l'appliquant sur une case. De cette manière, chaque entité marchant sur la case <text:s/>subira l'effet appliqué. <text:s text:c="2"/></text:span></text:p>
      <text:p text:style-name="P1"/>
      <text:p text:style-name="P1"><text:tab/><text:span text:style-name="T3">Enfin, pour continuer ce projet après le semestre, nous avons d'autres éléments qui pourront enrichir le jeu. Nous pourront ajouter un éditeur de niveaux pour permettre de les créer plus facilement, ajouter un système d'équipement pour le personnage contrôler par le joueur, ajouter des attaques spéciales pour ajouter plus de stratégies à ce jeu et ajouter un système de gestion des touches pour permettre aux joueurs d'adapter le jeu à leurs envies.</text:span></text:p>
      <text:p text:style-name="P1"/>
      <text:p text:style-name="P1"><text:tab/><text:span text:style-name="T4">Il nous reste donc pas mal d'éléments à ajouter à notre jeu pour le compléter et lui ajouter </text:span><text:soft-page-break/><text:span text:style-name="T4">plus de profondeur.</text:span></text:p>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6-03-04T14:26:58.946423827</meta:creation-date>
    <dc:date>2016-03-04T15:20:39.632470311</dc:date>
    <dc:creator>dimitri </dc:creator>
    <meta:editing-duration>PT21M2S</meta:editing-duration>
    <meta:editing-cycles>18</meta:editing-cycles>
    <meta:generator>LibreOffice/4.2.8.2$Linux_x86 LibreOffice_project/420m0$Build-2</meta:generator>
    <meta:document-statistic meta:table-count="0" meta:image-count="0" meta:object-count="0" meta:page-count="2" meta:paragraph-count="10" meta:word-count="651" meta:character-count="3939" meta:non-whitespace-character-count="3284"/>
  </office:meta>
</office:document-meta>
</file>